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94a0" officeooo:paragraph-rsid="001994a0"/>
    </style:style>
    <style:style style:name="P2" style:family="paragraph" style:parent-style-name="Standard">
      <style:text-properties officeooo:rsid="001a862c" officeooo:paragraph-rsid="001a862c"/>
    </style:style>
    <style:style style:name="P3" style:family="paragraph" style:parent-style-name="Standard">
      <style:text-properties officeooo:rsid="001e8386" officeooo:paragraph-rsid="001e8386"/>
    </style:style>
    <style:style style:name="P4" style:family="paragraph" style:parent-style-name="Standard">
      <style:text-properties officeooo:rsid="001f4714" officeooo:paragraph-rsid="001f4714"/>
    </style:style>
    <style:style style:name="P5" style:family="paragraph" style:parent-style-name="Standard">
      <style:text-properties officeooo:rsid="00239797" officeooo:paragraph-rsid="00239797"/>
    </style:style>
    <style:style style:name="P6" style:family="paragraph" style:parent-style-name="Standard">
      <style:text-properties officeooo:rsid="0025cdad" officeooo:paragraph-rsid="0025cdad"/>
    </style:style>
    <style:style style:name="P7" style:family="paragraph" style:parent-style-name="Standard">
      <style:text-properties officeooo:rsid="00298f5f" officeooo:paragraph-rsid="00298f5f"/>
    </style:style>
    <style:style style:name="P8" style:family="paragraph" style:parent-style-name="Standard">
      <style:text-properties officeooo:rsid="00298f5f" officeooo:paragraph-rsid="00298f5f"/>
    </style:style>
    <style:style style:name="T1" style:family="text">
      <style:text-properties officeooo:rsid="001c52e3"/>
    </style:style>
    <style:style style:name="T2" style:family="text">
      <style:text-properties officeooo:rsid="001e8503"/>
    </style:style>
    <style:style style:name="T3" style:family="text">
      <style:text-properties officeooo:rsid="00202503"/>
    </style:style>
    <style:style style:name="T4" style:family="text">
      <style:text-properties officeooo:rsid="00239abf"/>
    </style:style>
    <style:style style:name="T5" style:family="text">
      <style:text-properties officeooo:rsid="00246d6d"/>
    </style:style>
    <style:style style:name="T6" style:family="text">
      <style:text-properties officeooo:rsid="0027a6c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ffusion-limited aggregation</text:p>
      <text:p text:style-name="P1"/>
      <text:p text:style-name="P2">Diffusion-limited aggregation is a process n which dispersed particles following a random wal<text:span text:style-name="T1">k</text:span> attach irreversibly to one another. <text:span text:style-name="T1">Over time, particles accumulate into a branched, fractal shape. The mobile particles are far more likely to come into contact with the extended branches than with the core, since their random walk would have to successfully navigate past the existing branches to the centre for the latter to occur, which leads to the highly decentralised pattern.</text:span></text:p>
      <text:p text:style-name="P2"/>
      <text:p text:style-name="P3">This phenomenon is seen in many scientific contexts, <text:span text:style-name="T2">and is commonly associated with crystal formation. However, it also has a role to play in biofilm formation. Cells in a biofilm excrete extracellular polysaccharide, a sticky matrix that allows other, free-floating cells to attach to the biofilm. In this way, biofilms may grow by aggregation as well as by cell division. This process was also illustrated using agent-based modelling in NetLogo.</text:span></text:p>
      <text:p text:style-name="P3"/>
      <text:p text:style-name="P4">In the diffusion-limited growth model, a single, stationary particle is placed in the centre of the model area, <text:span text:style-name="T3">and a large number of other, mobile particles are placed randomly. The mobile particles follow a random walk, and permanently turn stationary when they touch an existing stationary particle. The radius within which particles can be considered “touching” is changeable. The number of starting particles is customisable, and model can also be set to spawn in new mobile particles at random locations continuously in order to simulate new agents entering the simulation space.</text:span></text:p>
      <text:p text:style-name="P4"/>
      <text:p text:style-name="P5">The result of this is visible in figure 1 – a branched pattern extending from the centre in all directions. This is the <text:span text:style-name="T5">kind of </text:span>pattern that would be expected to be seen if a biofilm were formed solely by cells aggregating, but not dividing <text:span text:style-name="T4">(or at least, aggregating much faster than the reproduction cycle of the cells). This provides an interesting secondaty mod of growth for a biofilm for potential future work. In particular, this principle could be used in the modelling of the dispersal of Streptomyces spores from the aerial hyphae, forming a cluster of new mycelia in close proximity.</text:span></text:p>
      <text:p text:style-name="P5"/>
      <text:p text:style-name="P5">Figure 1 – Netlogo 2D DLA screenshots</text:p>
      <text:p text:style-name="P5"/>
      <text:p text:style-name="P6">The original model was implemented in 2D, but was later translated to full 3D. In the 3D model, the model space remains homogenous, i.e. particles are equally free to travel in all directions and area – there is no interface between two media, nor is gravity simulated, though both of these would make interesting targets for future work. As a result, the <text:span text:style-name="T6">end result is very similar to the 2D model, although the overall aggregation is slower given that collisions are simply less likely in a 3D space than a 2D space of the same xy dimensions.</text:span></text:p>
      <text:p text:style-name="P6"/>
      <text:p text:style-name="P7">Figure 2 – Netlogo 3D DLA screenshots</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4T13:23:25.483000000</meta:creation-date>
    <dc:date>2018-07-04T21:53:43.243000000</dc:date>
    <meta:editing-duration>PT1H18M18S</meta:editing-duration>
    <meta:editing-cycles>6</meta:editing-cycles>
    <meta:generator>LibreOffice/5.2.0.4$Windows_x86 LibreOffice_project/066b007f5ebcc236395c7d282ba488bca6720265</meta:generator>
    <meta:document-statistic meta:table-count="0" meta:image-count="0" meta:object-count="0" meta:page-count="1" meta:paragraph-count="8" meta:word-count="446" meta:character-count="2751" meta:non-whitespace-character-count="2309"/>
  </office:meta>
</office:document-meta>
</file>